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25cm" fo:min-width="12.7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25cm" svg:height="9.5cm" svg:x="2.25cm" svg:y="1.25cm">
          <text:p text:style-name="P1"/>
          <text:p text:style-name="P1"/>
          <text:p text:style-name="P1">Class poly:</text:p>
          <text:p text:style-name="P1">init(coords):</text:p>
          <text:p text:style-name="P1">Self.coords = coords</text:p>
          <text:p text:style-name="P1">Self.valid = False</text:p>
          <text:p text:style-name="P1">Self.is_convex = False</text:p>
          <text:p text:style-name="P1"/>
          <text:p text:style-name="P1">_check_convexity(algo=’str’):</text:p>
          <text:p text:style-name="P1">....</text:p>
          <text:p text:style-name="P1">Self.is_convex = True</text:p>
          <text:p text:style-name="P2"><text:span text:style-name="T1">Return </text:span>Self.is_convex</text:p>
          <text:p text:style-name="P2"/>
          <text:p text:style-name="P2"><text:span text:style-name="T2">check_polygon():</text:span></text:p>
          <text:p text:style-name="P2"><text:span text:style-name="T1">Self.is_</text:span>valid = True</text:p>
          <text:p text:style-name="P2"/>
          <text:p text:style-name="P2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25cm" svg:height="9.5cm" svg:x="2.5cm" svg:y="12.5cm">
          <text:p text:style-name="P1"/>
          <text:p text:style-name="P1"/>
          <text:p text:style-name="P1">Class quad:</text:p>
          <text:p text:style-name="P1">init(coords):</text:p>
          <text:p text:style-name="P1">Super.__init__()</text:p>
          <text:p text:style-name="P1"/>
          <text:p text:style-name="P1"/>
          <text:p text:style-name="P1">_count_right_angles(algo=’str’):</text:p>
          <text:p text:style-name="P1"/>
          <text:p text:style-name="P1"/>
          <text:p text:style-name="P1"/>
          <text:p text:style-name="P2"/>
          <text:p text:style-name="P2"/>
          <text:p text:style-name="P1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9T15:13:38.760775566</meta:creation-date>
    <dc:date>2023-04-19T23:53:35.075917403</dc:date>
    <meta:editing-duration>PT8H17M55S</meta:editing-duration>
    <meta:editing-cycles>1</meta:editing-cycles>
    <meta:document-statistic meta:object-count="2"/>
    <meta:generator>LibreOffice/7.3.7.2$Linux_X86_64 LibreOffice_project/30$Build-2</meta:generator>
  </office:meta>
</office:document-meta>
</file>